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19812F21.png"/>
  <manifest:file-entry manifest:media-type="image/jpeg" manifest:full-path="Pictures/10000000000003FD000002746067CFB7.jpg"/>
  <manifest:file-entry manifest:media-type="image/png" manifest:full-path="Pictures/1000000000000640000004B02C5236E4.png"/>
  <manifest:file-entry manifest:media-type="image/png" manifest:full-path="Pictures/100000000000032000000258217E47D0.png"/>
  <manifest:file-entry manifest:media-type="image/png" manifest:full-path="Pictures/1000000000000640000004B0C65EF472.png"/>
  <manifest:file-entry manifest:media-type="image/png" manifest:full-path="Pictures/1000000000000320000002585C39BAEF.png"/>
  <manifest:file-entry manifest:media-type="image/png" manifest:full-path="Pictures/10000000000003200000025809C7EF31.png"/>
  <manifest:file-entry manifest:media-type="image/png" manifest:full-path="Pictures/10000201000001B8000001B88B040B92.png"/>
  <manifest:file-entry manifest:media-type="image/jpeg" manifest:full-path="Pictures/10000000000004400000022FFE662843.jpg"/>
  <manifest:file-entry manifest:media-type="image/png" manifest:full-path="Pictures/100000000000032000000258BA875082.png"/>
  <manifest:file-entry manifest:media-type="image/png" manifest:full-path="Pictures/100002010000015E0000008E2F3458C2.png"/>
  <manifest:file-entry manifest:media-type="image/png" manifest:full-path="Pictures/10000000000003A9000002645AE36103.png"/>
  <manifest:file-entry manifest:media-type="image/png" manifest:full-path="Pictures/1000020100000320000002991851ABB2.png"/>
  <manifest:file-entry manifest:media-type="image/png" manifest:full-path="Pictures/1000020100000171000000E533682272.png"/>
  <manifest:file-entry manifest:media-type="image/png" manifest:full-path="Pictures/1000020100000548000002F62A2652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solid" svg:stroke-width="0.026cm" svg:stroke-color="#000000" svg:stroke-opacity="38%" draw:stroke-linejoin="miter" draw:fill="gradient" draw:fill-color="#dafda7" draw:opacity="38%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color="#000000" draw:shadow-opacity="38%"/>
    </style:style>
    <style:style style:name="gr5" style:family="graphic" style:parent-style-name="standard" style:list-style-name="L4">
      <style:graphic-properties draw:stroke="solid" svg:stroke-width="0.026cm" svg:stroke-color="#98b954" draw:stroke-linejoin="miter" draw:fill="gradient" draw:fill-color="#dafda7" draw:fill-gradient-name="Gradient_20_8" draw:textarea-horizontal-align="justify" draw:textarea-vertical-align="middle" draw:auto-grow-height="false" fo:padding-top="0.13cm" fo:padding-bottom="0.13cm" fo:padding-left="0.25cm" fo:padding-right="0.25cm" fo:wrap-option="wrap" draw:shadow-offset-y="0.056cm" draw:shadow-color="#000000" draw:shadow-opacity="38%"/>
    </style:style>
    <style:style style:name="gr6" style:family="graphic" style:parent-style-name="standard" style:list-style-name="L4">
      <style:graphic-properties draw:stroke="solid" svg:stroke-width="0.026cm" svg:stroke-color="#000000" svg:stroke-opacity="38%" draw:stroke-linejoin="miter" draw:fill="gradient" draw:fill-color="#dafda7" draw:opacity="38%" draw:textarea-horizontal-align="justify" draw:textarea-vertical-align="middle" draw:auto-grow-height="false" fo:padding-top="0.13cm" fo:padding-bottom="0.13cm" fo:padding-left="0.25cm" fo:padding-right="0.25cm" fo:wrap-option="wrap" draw:shadow="hidden" draw:shadow-offset-x="0cm" draw:shadow-offset-y="0cm" draw:shadow-color="#000000" draw:shadow-opacity="38%"/>
    </style:style>
    <style:style style:name="gr7" style:family="graphic" style:parent-style-name="standard" style:list-style-name="L4">
      <style:graphic-properties draw:stroke="solid" svg:stroke-width="0.026cm" svg:stroke-color="#98b954" draw:stroke-linejoin="miter" draw:fill="gradient" draw:fill-color="#dafda7" draw:fill-gradient-name="Gradient_20_10" draw:textarea-horizontal-align="justify" draw:textarea-vertical-align="middle" draw:auto-grow-height="false" fo:padding-top="0.13cm" fo:padding-bottom="0.13cm" fo:padding-left="0.25cm" fo:padding-right="0.25cm" fo:wrap-option="wrap" draw:shadow-offset-y="0.056cm" draw:shadow-color="#000000" draw:shadow-opacity="38%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0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subtitle">
      <style:graphic-properties draw:fill-color="#ffffff" draw:auto-grow-height="true" fo:min-height="13.86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font-family="'Century Schoolbook L'" style:font-family-generic="roman" style:font-pitch="variable" fo:font-style="italic" style:font-style-asian="italic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24pt"/>
    </style:style>
    <style:style style:name="P5" style:family="paragraph">
      <style:text-properties fo:font-family="Calibri" style:font-family-generic="swiss" style:font-pitch="variable"/>
    </style:style>
    <style:style style:name="P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text-properties fo:font-family="'Century Schoolbook L'" style:font-family-generic="roman" style:font-pitch="variable"/>
    </style:style>
    <style:style style:name="T1" style:family="text">
      <style:text-properties fo:color="#000000" fo:font-family="'Century Schoolbook L'" style:font-family-generic="roman" style:font-pitch="variable"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family="'Century Schoolbook L'" style:font-family-generic="roman" style:font-pitch="variable" fo:font-style="italic" style:font-style-asian="italic" style:font-style-complex="italic"/>
    </style:style>
    <style:style style:name="T3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family="Calibri" style:font-family-generic="swiss" style:font-pitch="variable"/>
    </style:style>
    <style:style style:name="T5" style:family="text">
      <style:text-properties fo:font-family="'Century Schoolbook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 draw:id="id5">
        <draw:frame presentation:style-name="pr1" draw:text-style-name="P1" draw:layer="layout" svg:width="25.199cm" svg:height="17.936cm" svg:x="1.4cm" svg:y="0.837cm" presentation:class="subtitle">
          <draw:text-box>
            <text:p text:style-name="P1"><text:span text:style-name="T1"/></text:p>
            <text:p text:style-name="P1"><text:span text:style-name="T1"/></text:p>
            <text:p text:style-name="P1"><text:span text:style-name="T1">Andes</text:span></text:p>
            <text:p text:style-name="P1"><text:span text:style-name="T2">(Andromeda Delivery System)</text:span></text:p>
          </draw:text-box>
        </draw:frame>
        <draw:frame draw:style-name="gr1" draw:text-style-name="P2" draw:layer="layout" svg:width="15.875cm" svg:height="5.696cm" svg:x="5.715cm" svg:y="3.829cm">
          <draw:image xlink:href="Pictures/100002010000015E0000008E2F3458C2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draw:id="id6"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DFD</text:span></text:p>
          </draw:text-box>
        </draw:frame>
        <draw:frame draw:style-name="gr3" draw:text-style-name="P3" draw:id="id2" draw:layer="layout" svg:width="7.448cm" svg:height="7.452cm" svg:x="10.967cm" svg:y="7.066cm">
          <draw:image xlink:href="Pictures/10000201000001B8000001B88B040B92.png" xlink:type="simple" xlink:show="embed" xlink:actuate="onLoad">
            <text:p/>
          </draw:image>
        </draw:frame>
        <draw:g draw:id="id1">
          <draw:rect draw:style-name="gr4" draw:text-style-name="P4" draw:layer="layout" svg:width="5.953cm" svg:height="3.572cm" svg:x="2.301cm" svg:y="5.217cm">
            <text:p/>
          </draw:rect>
          <draw:rect draw:style-name="gr5" draw:text-style-name="P4" draw:layer="layout" svg:width="5.953cm" svg:height="3.572cm" svg:x="2.301cm" svg:y="5.161cm">
            <text:p/>
          </draw:rect>
        </draw:g>
        <draw:g draw:id="id3">
          <draw:rect draw:style-name="gr6" draw:text-style-name="P4" draw:layer="layout" svg:width="5.954cm" svg:height="3.572cm" svg:x="16.906cm" svg:y="16.25cm">
            <text:p/>
          </draw:rect>
          <draw:rect draw:style-name="gr7" draw:text-style-name="P4" draw:layer="layout" svg:width="5.954cm" svg:height="3.572cm" svg:x="16.906cm" svg:y="16.194cm">
            <text:p/>
          </draw:rect>
        </draw:g>
        <draw:frame draw:style-name="gr3" draw:text-style-name="P3" draw:id="id4" draw:layer="layout" svg:width="6.249cm" svg:height="3.876cm" svg:x="20.421cm" svg:y="4.445cm">
          <draw:image xlink:href="Pictures/1000020100000171000000E533682272.png" xlink:type="simple" xlink:show="embed" xlink:actuate="onLoad">
            <text:p/>
          </draw:image>
        </draw:frame>
        <draw:connector draw:style-name="gr8" draw:layer="layout" draw:type="curve" svg:x1="8.254cm" svg:y1="6.975cm" svg:x2="10.967cm" svg:y2="10.792cm" draw:start-shape="id1" draw:end-shape="id2" svg:d="m8254 6975c2260 0 904 3817 2713 3817">
          <text:p/>
        </draw:connector>
        <draw:connector draw:style-name="gr8" draw:layer="layout" draw:type="curve" svg:x1="19.883cm" svg:y1="16.194cm" svg:x2="14.691cm" svg:y2="14.518cm" draw:start-shape="id3" draw:start-glue-point="0" draw:end-shape="id2" svg:d="m19883 16194c0-1266-5192-428-5192-1676">
          <text:p/>
        </draw:connector>
        <draw:connector draw:style-name="gr8" draw:layer="layout" draw:type="curve" svg:x1="20.421cm" svg:y1="6.383cm" svg:x2="14.691cm" svg:y2="7.066cm" draw:start-shape="id4" draw:start-glue-point="3" draw:end-shape="id2" draw:end-glue-point="0" svg:d="m20421 6383c-3820 0-5730 227-5730 683">
          <text:p/>
        </draw:connector>
        <draw:connector draw:style-name="gr8" draw:layer="layout" draw:type="curve" svg:x1="18.415cm" svg:y1="10.792cm" svg:x2="23.545cm" svg:y2="8.321cm" draw:start-shape="id2" draw:end-shape="id4" draw:end-glue-point="2" svg:d="m18415 10792c3420 0 5130-823 5130-2471">
          <text:p/>
        </draw:connector>
        <draw:connector draw:style-name="gr8" draw:layer="layout" draw:type="curve" svg:x1="10.967cm" svg:y1="10.792cm" svg:x2="16.906cm" svg:y2="18.008cm" draw:start-shape="id2" draw:start-glue-point="3" draw:end-shape="id3" svg:d="m10967 10792c-751 0-3721 7216 5939 7216">
          <text:p/>
        </draw:connector>
        <draw:connector draw:style-name="gr8" draw:layer="layout" draw:type="curve" svg:x1="14.691cm" svg:y1="7.066cm" svg:x2="5.277cm" svg:y2="5.161cm" draw:start-shape="id2" draw:start-glue-point="0" draw:end-shape="id1" svg:d="m14691 7066c0-3627-9414-2674-9414-1905">
          <text:p/>
        </draw:connector>
        <draw:frame draw:style-name="gr9" draw:text-style-name="P5" draw:layer="layout" svg:width="4.541cm" svg:height="2.252cm" svg:x="3.175cm" svg:y="5.715cm">
          <draw:text-box>
            <text:p><text:span text:style-name="T3">Konsumen</text:span></text:p>
          </draw:text-box>
        </draw:frame>
        <draw:frame draw:style-name="gr10" draw:text-style-name="P8" draw:layer="layout" svg:width="5.54cm" svg:height="2.495cm" svg:x="17.145cm" svg:y="16.555cm">
          <draw:text-box>
            <text:p text:style-name="P6"><text:span text:style-name="T4">Bag. </text:span></text:p>
            <text:p text:style-name="P7"><text:span text:style-name="T4">Administratif</text:span>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 draw:id="id7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2">DFD Level 1</text:span></text:p>
          </draw:text-box>
        </draw:frame>
        <draw:g>
          <draw:frame draw:style-name="gr11" draw:text-style-name="P3" draw:layer="layout" svg:width="26.51cm" svg:height="16.55cm" svg:x="0.795cm" svg:y="3.77cm">
            <draw:image xlink:href="Pictures/10000000000003FD000002746067CFB7.jpg" xlink:type="simple" xlink:show="embed" xlink:actuate="onLoad">
              <text:p/>
            </draw:image>
          </draw:frame>
          <draw:custom-shape draw:style-name="gr12" draw:text-style-name="P9" draw:layer="layout" svg:width="26.51cm" svg:height="16.55cm" svg:x="0.795cm" svg:y="3.77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 draw:id="id8">
        <office:forms form:automatic-focus="false" form:apply-design-mode="false"/>
        <draw:frame presentation:style-name="pr5" draw:layer="layout" svg:width="25.199cm" svg:height="13.86cm" svg:x="1.4cm" svg:y="4.914cm" presentation:class="subtitle" presentation:placeholder="true">
          <draw:text-box/>
        </draw:frame>
        <draw:frame presentation:style-name="pr3" draw:text-style-name="P10" draw:layer="layout" svg:width="25.199cm" svg:height="3.256cm" svg:x="1.4cm" svg:y="0.962cm" presentation:class="title">
          <draw:text-box>
            <text:p text:style-name="P10"><text:span text:style-name="T2">Structure</text:span><text:span text:style-name="T5"> </text:span><text:span text:style-name="T2">Chart</text:span></text:p>
          </draw:text-box>
        </draw:frame>
        <draw:g>
          <draw:frame draw:style-name="gr11" draw:text-style-name="P3" draw:layer="layout" svg:width="26.67cm" svg:height="14.605cm" svg:x="0.635cm" svg:y="3.81cm">
            <draw:image xlink:href="Pictures/10000000000004400000022FFE662843.jpg" xlink:type="simple" xlink:show="embed" xlink:actuate="onLoad">
              <text:p/>
            </draw:image>
          </draw:frame>
          <draw:custom-shape draw:style-name="gr12" draw:text-style-name="P9" draw:layer="layout" svg:width="26.67cm" svg:height="14.605cm" svg:x="0.635cm" svg:y="3.81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 draw:id="id9">
        <draw:frame presentation:style-name="pr3" draw:layer="layout" svg:width="25.199cm" svg:height="3.256cm" svg:x="1.4cm" svg:y="0.962cm" presentation:class="title">
          <draw:text-box>
            <text:p><text:span text:style-name="T2">Modules</text:span></text:p>
          </draw:text-box>
        </draw:frame>
        <draw:g>
          <draw:frame draw:style-name="gr3" draw:text-style-name="P3" draw:layer="layout" svg:width="26.053cm" svg:height="14.662cm" svg:x="1.252cm" svg:y="4.388cm">
            <draw:image xlink:href="Pictures/1000020100000548000002F62A265281.png" xlink:type="simple" xlink:show="embed" xlink:actuate="onLoad">
              <text:p/>
            </draw:image>
          </draw:frame>
          <draw:custom-shape draw:style-name="gr12" draw:text-style-name="P9" draw:layer="layout" svg:width="26.053cm" svg:height="14.662cm" svg:x="1.252cm" svg:y="4.388cm">
            <text:p/>
            <draw:enhanced-geometry svg:viewBox="0 0 21600 21600" draw:type="mso-spt202" draw:enhanced-path="M 0 0 L 21600 0 21600 21600 0 21600 0 0 Z N"/>
          </draw:custom-shape>
        </draw:g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 draw:id="id10">
        <office:forms form:automatic-focus="false" form:apply-design-mode="false"/>
        <draw:frame presentation:style-name="pr3" draw:text-style-name="P1" draw:layer="layout" svg:width="25.199cm" svg:height="3.256cm" svg:x="1.4cm" svg:y="0.962cm" presentation:class="title">
          <draw:text-box>
            <text:p text:style-name="P1"><text:span text:style-name="T2">ER Diagram</text:span></text:p>
          </draw:text-box>
        </draw:frame>
        <draw:frame draw:style-name="gr1" draw:text-style-name="P2" draw:layer="layout" svg:width="20.955cm" svg:height="16.286cm" svg:x="3.175cm" svg:y="3.399cm">
          <draw:image xlink:href="Pictures/1000020100000320000002991851ABB2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 draw:id="id1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<text:span text:style-name="T2">Implementation of ER</text:span></text:p>
          </draw:text-box>
        </draw:frame>
        <draw:frame draw:style-name="gr1" draw:text-style-name="P2" draw:layer="layout" svg:width="24.13cm" svg:height="16.428cm" svg:x="2.54cm" svg:y="3.892cm">
          <draw:image xlink:href="Pictures/10000000000003A9000002645AE36103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f5ffe6" draw:end-color="#dafda7" draw:start-intensity="100%" draw:end-intensity="100%" draw:angle="1800" draw:border="0%"/>
    <draw:gradient draw:name="Gradient_20_11" draw:display-name="Gradient 11" draw:style="linear" draw:start-color="#f5ffe6" draw:end-color="#dafda7" draw:start-intensity="100%" draw:end-intensity="100%" draw:angle="1800" draw:border="0%"/>
    <draw:gradient draw:name="Gradient_20_8" draw:display-name="Gradient 8" draw:style="linear" draw:start-color="#f5ffe6" draw:end-color="#dafda7" draw:start-intensity="100%" draw:end-intensity="100%" draw:angle="1800" draw:border="0%"/>
    <draw:gradient draw:name="Gradient_20_9" draw:display-name="Gradient 9" draw:style="linear" draw:start-color="#f5ffe6" draw:end-color="#dafda7" draw:start-intensity="100%" draw:end-intensity="100%" draw:angle="1800" draw:border="0%"/>
    <draw:fill-image draw:name="Blue" xlink:href="Pictures/1000000000000640000004B02C5236E4.png" xlink:type="simple" xlink:show="embed" xlink:actuate="onLoad"/>
    <draw:fill-image draw:name="GlossyUbuntu2" xlink:href="Pictures/1000000000000640000004B0C65EF472.png" xlink:type="simple" xlink:show="embed" xlink:actuate="onLoad"/>
    <draw:fill-image draw:name="ashapes9" xlink:href="Pictures/10000000000003200000025809C7EF31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sakti cahyono</meta:initial-creator>
    <meta:creation-date>2010-05-24T05:25:32</meta:creation-date>
    <meta:editing-duration>PT00H45M50S</meta:editing-duration>
    <meta:editing-cycles>6</meta:editing-cycles>
    <dc:date>2010-05-24T06:10:45</dc:date>
    <dc:creator>sakti cahyono</dc:creator>
    <meta:generator>OpenOffice.org/3.2$Unix OpenOffice.org_project/320m12$Build-9483</meta:generator>
    <meta:document-statistic meta:object-count="93"/>
  </office:meta>
</office:document-meta>
</file>